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500000015C80761D6E2C6A725.png" manifest:media-type="image/png"/>
  <manifest:file-entry manifest:full-path="Pictures/10000201000001D7000000160684660382D24119.png" manifest:media-type="image/png"/>
  <manifest:file-entry manifest:full-path="Pictures/1000020100000203000000293696461B82CDFE11.png" manifest:media-type="image/png"/>
  <manifest:file-entry manifest:full-path="Pictures/10000201000000770000001213A1927A6CCBEC3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Verdana, sans-serif"/>
    <style:font-face style:name="Lohit Devanagari1" svg:font-family="'Lohit Devanagari'"/>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2361bb" officeooo:paragraph-rsid="002900c6" style:font-weight-asian="normal" style:font-weight-complex="normal"/>
    </style:style>
    <style:style style:name="P2" style:family="paragraph" style:parent-style-name="Standard">
      <style:paragraph-properties fo:text-align="justify" style:justify-single-word="false"/>
      <style:text-properties officeooo:rsid="002361bb" officeooo:paragraph-rsid="002361bb"/>
    </style:style>
    <style:style style:name="P3" style:family="paragraph" style:parent-style-name="Standard">
      <style:paragraph-properties fo:text-align="justify" style:justify-single-word="false"/>
      <style:text-properties style:font-name="arial" fo:font-weight="bold" officeooo:rsid="002c0b12" officeooo:paragraph-rsid="002c0b12" style:font-weight-asian="bold" style:font-weight-complex="bold"/>
    </style:style>
    <style:style style:name="P4" style:family="paragraph" style:parent-style-name="Standard">
      <style:paragraph-properties fo:text-align="justify" style:justify-single-word="false"/>
      <style:text-properties fo:font-weight="bold" officeooo:rsid="002c0b12" officeooo:paragraph-rsid="002c0b12" style:font-weight-asian="bold" style:font-weight-complex="bold"/>
    </style:style>
    <style:style style:name="P5" style:family="paragraph" style:parent-style-name="Standard">
      <style:paragraph-properties fo:text-align="start" style:justify-single-word="false"/>
      <style:text-properties style:font-name="aRIAL" officeooo:rsid="001ab49c" officeooo:paragraph-rsid="001ab49c"/>
    </style:style>
    <style:style style:name="P6" style:family="paragraph" style:parent-style-name="Standard">
      <style:paragraph-properties fo:text-align="start" style:justify-single-word="false"/>
      <style:text-properties style:font-name="aRIAL" officeooo:rsid="001ab49c" officeooo:paragraph-rsid="002c16b3"/>
    </style:style>
    <style:style style:name="P7" style:family="paragraph" style:parent-style-name="Standard">
      <style:paragraph-properties fo:text-align="center" style:justify-single-word="false"/>
      <style:text-properties style:font-name="aRIAL" officeooo:rsid="001ab49c" officeooo:paragraph-rsid="001ab49c"/>
    </style:style>
    <style:style style:name="P8" style:family="paragraph" style:parent-style-name="Standard">
      <style:paragraph-properties fo:text-align="center" style:justify-single-word="false"/>
      <style:text-properties style:font-name="aRIAL" officeooo:rsid="002c16b3" officeooo:paragraph-rsid="002c16b3"/>
    </style:style>
    <style:style style:name="P9" style:family="paragraph" style:parent-style-name="Standard">
      <style:paragraph-properties fo:text-align="justify" style:justify-single-word="false"/>
      <style:text-properties style:font-name="arial" fo:font-style="normal" fo:font-weight="normal" officeooo:rsid="002900c6" officeooo:paragraph-rsid="002361bb"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style:font-name="arial" fo:font-style="normal" officeooo:rsid="00296faa" officeooo:paragraph-rsid="002361bb" style:font-style-asian="normal" style:font-style-complex="normal"/>
    </style:style>
    <style:style style:name="P11" style:family="paragraph" style:parent-style-name="Standard">
      <style:paragraph-properties fo:text-align="justify" style:justify-single-word="false"/>
      <style:text-properties style:font-name="arial" fo:font-style="normal" officeooo:rsid="002c0b12" officeooo:paragraph-rsid="002361bb" style:font-style-asian="normal" style:font-style-complex="normal"/>
    </style:style>
    <style:style style:name="P12" style:family="paragraph" style:parent-style-name="Standard">
      <style:paragraph-properties fo:text-align="justify" style:justify-single-word="false"/>
      <style:text-properties style:font-name="arial" officeooo:rsid="00296faa" officeooo:paragraph-rsid="002361bb"/>
    </style:style>
    <style:style style:name="P13" style:family="paragraph" style:parent-style-name="Standard">
      <style:paragraph-properties fo:text-align="start" style:justify-single-word="false"/>
      <style:text-properties style:font-name="arial" fo:font-weight="bold" officeooo:rsid="002c0b12" officeooo:paragraph-rsid="002c0b12" style:font-weight-asian="bold" style:font-weight-complex="bold"/>
    </style:style>
    <style:style style:name="P14" style:family="paragraph" style:parent-style-name="Standard">
      <style:paragraph-properties fo:text-align="start" style:justify-single-word="false"/>
      <style:text-properties style:font-name="arial" fo:font-weight="normal" officeooo:rsid="002c0b12" officeooo:paragraph-rsid="002c0b12" style:font-weight-asian="normal" style:font-weight-complex="normal"/>
    </style:style>
    <style:style style:name="P15" style:family="paragraph" style:parent-style-name="Standard">
      <style:paragraph-properties fo:text-align="justify" style:justify-single-word="false"/>
      <style:text-properties officeooo:rsid="002c16b3" officeooo:paragraph-rsid="002c16b3"/>
    </style:style>
    <style:style style:name="P16" style:family="paragraph" style:parent-style-name="Standard">
      <style:paragraph-properties fo:text-align="justify" style:justify-single-word="false"/>
      <style:text-properties fo:font-weight="bold" officeooo:rsid="00321239" officeooo:paragraph-rsid="00321239" style:font-weight-asian="bold" style:font-weight-complex="bold"/>
    </style:style>
    <style:style style:name="P17" style:family="paragraph" style:parent-style-name="Standard">
      <style:paragraph-properties fo:text-align="start" style:justify-single-word="false"/>
      <style:text-properties officeooo:rsid="001ab49c" officeooo:paragraph-rsid="001ab49c"/>
    </style:style>
    <style:style style:name="P18" style:family="paragraph" style:parent-style-name="Standard">
      <style:paragraph-properties fo:text-align="center" style:justify-single-word="false"/>
      <style:text-properties officeooo:rsid="001ab49c" officeooo:paragraph-rsid="001ab49c"/>
    </style:style>
    <style:style style:name="P19" style:family="paragraph" style:parent-style-name="Standard">
      <style:paragraph-properties fo:text-align="start" style:justify-single-word="false"/>
      <style:text-properties fo:font-weight="normal" officeooo:rsid="002361bb" officeooo:paragraph-rsid="002361bb" style:font-weight-asian="normal" style:font-weight-complex="normal"/>
    </style:style>
    <style:style style:name="P20" style:family="paragraph" style:parent-style-name="Standard">
      <style:paragraph-properties fo:text-align="justify" style:justify-single-word="false" fo:break-before="page"/>
      <style:text-properties fo:font-weight="bold" officeooo:rsid="00321239" officeooo:paragraph-rsid="00321239" style:font-weight-asian="bold" style:font-weight-complex="bold"/>
    </style:style>
    <style:style style:name="T1" style:family="text">
      <style:text-properties officeooo:rsid="0028eabb"/>
    </style:style>
    <style:style style:name="T2" style:family="text">
      <style:text-properties style:font-name="arial"/>
    </style:style>
    <style:style style:name="T3" style:family="text">
      <style:text-properties style:font-name="arial" officeooo:rsid="0028eabb"/>
    </style:style>
    <style:style style:name="T4" style:family="text">
      <style:text-properties style:font-name="arial" fo:font-style="italic" officeooo:rsid="0028eabb" style:font-style-asian="italic" style:font-style-complex="italic"/>
    </style:style>
    <style:style style:name="T5" style:family="text">
      <style:text-properties style:font-name="arial" fo:font-style="italic" officeooo:rsid="002900c6" style:font-style-asian="italic" style:font-style-complex="italic"/>
    </style:style>
    <style:style style:name="T6" style:family="text">
      <style:text-properties style:font-name="arial" fo:font-style="italic" officeooo:rsid="00296faa" style:font-style-asian="italic" style:font-style-complex="italic"/>
    </style:style>
    <style:style style:name="T7" style:family="text">
      <style:text-properties style:font-name="arial" fo:font-style="italic" fo:font-weight="normal" officeooo:rsid="003232f7" style:font-style-asian="italic" style:font-weight-asian="normal" style:font-style-complex="italic" style:font-weight-complex="normal"/>
    </style:style>
    <style:style style:name="T8" style:family="text">
      <style:text-properties style:font-name="arial" fo:font-style="italic" fo:font-weight="normal" officeooo:rsid="00330673" style:font-style-asian="italic" style:font-weight-asian="normal" style:font-style-complex="italic" style:font-weight-complex="normal"/>
    </style:style>
    <style:style style:name="T9" style:family="text">
      <style:text-properties style:font-name="arial" fo:font-style="normal" style:font-style-asian="normal" style:font-style-complex="normal"/>
    </style:style>
    <style:style style:name="T10" style:family="text">
      <style:text-properties style:font-name="arial" fo:font-style="normal" officeooo:rsid="0028eabb" style:font-style-asian="normal" style:font-style-complex="normal"/>
    </style:style>
    <style:style style:name="T11" style:family="text">
      <style:text-properties style:font-name="arial" fo:font-style="normal" officeooo:rsid="002900c6" style:font-style-asian="normal" style:font-style-complex="normal"/>
    </style:style>
    <style:style style:name="T12" style:family="text">
      <style:text-properties style:font-name="arial" fo:font-style="normal" officeooo:rsid="00296faa" style:font-style-asian="normal" style:font-style-complex="normal"/>
    </style:style>
    <style:style style:name="T13" style:family="text">
      <style:text-properties style:font-name="arial" fo:font-style="normal" officeooo:rsid="002a8baf" style:font-style-asian="normal" style:font-style-complex="normal"/>
    </style:style>
    <style:style style:name="T14" style:family="text">
      <style:text-properties style:font-name="arial" fo:font-style="normal" officeooo:rsid="002b5286" style:font-style-asian="normal" style:font-style-complex="normal"/>
    </style:style>
    <style:style style:name="T15" style:family="text">
      <style:text-properties style:font-name="arial" fo:font-style="normal" officeooo:rsid="002c0b12" style:font-style-asian="normal" style:font-style-complex="normal"/>
    </style:style>
    <style:style style:name="T16" style:family="text">
      <style:text-properties style:font-name="arial" fo:font-style="normal" officeooo:rsid="002db2f1" style:font-style-asian="normal" style:font-style-complex="normal"/>
    </style:style>
    <style:style style:name="T17" style:family="text">
      <style:text-properties style:font-name="arial" fo:font-style="normal" fo:font-weight="normal" style:font-style-asian="normal" style:font-weight-asian="normal" style:font-style-complex="normal" style:font-weight-complex="normal"/>
    </style:style>
    <style:style style:name="T18" style:family="text">
      <style:text-properties style:font-name="arial" fo:font-style="normal" fo:font-weight="normal" officeooo:rsid="003232f7" style:font-style-asian="normal" style:font-weight-asian="normal" style:font-style-complex="normal" style:font-weight-complex="normal"/>
    </style:style>
    <style:style style:name="T19" style:family="text">
      <style:text-properties style:font-name="arial" fo:font-style="normal" fo:font-weight="normal" officeooo:rsid="00330673" style:font-style-asian="normal" style:font-weight-asian="normal" style:font-style-complex="normal" style:font-weight-complex="normal"/>
    </style:style>
    <style:style style:name="T20" style:family="text">
      <style:text-properties style:font-name="arial" officeooo:rsid="002900c6"/>
    </style:style>
    <style:style style:name="T21" style:family="text">
      <style:text-properties style:font-name="arial" officeooo:rsid="00296faa"/>
    </style:style>
    <style:style style:name="T22" style:family="text">
      <style:text-properties officeooo:rsid="002c16b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IVERSIDADE FEDERAL DE SANTA CATARINA - UFSC</text:p>
      <text:p text:style-name="P7">CENTRO TECNOLÓGICO – CTC</text:p>
      <text:p text:style-name="P7">DEPARTAMENTO DE INFORMÁTICA E ESTATÍSTICA – IN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8">RELATÓRIO T1</text:p>
      <text:p text:style-name="P18"/>
      <text:p text:style-name="P18"/>
      <text:p text:style-name="P18"/>
      <text:p text:style-name="P18"/>
      <text:p text:style-name="P18"/>
      <text:p text:style-name="P18"/>
      <text:p text:style-name="P18"/>
      <text:p text:style-name="P18"/>
      <text:p text:style-name="P17"/>
      <text:p text:style-name="P17"/>
      <text:p text:style-name="P17"/>
      <text:p text:style-name="P17"/>
      <text:p text:style-name="P17"/>
      <text:p text:style-name="P5">DISCIPLINA: <text:span text:style-name="T22">GRAFOS</text:span> - INE541<text:span text:style-name="T22">3</text:span></text:p>
      <text:p text:style-name="P5">PROFESSOR: <text:span text:style-name="T22">RAFAEL DE SANTIAGO</text:span></text:p>
      <text:p text:style-name="P5"/>
      <text:p text:style-name="P5">ALUNOS: ARTUR BARICHELLO (16200636)</text:p>
      <text:p text:style-name="P6"><text:s text:c="17"/><text:span text:style-name="T22">LETICIA DO NASCIMENTO (16104595)</text:span></text:p>
      <text:p text:style-name="P5"><text:tab/> <text:s text:c="5"/><text:span text:style-name="T22">MARCOS AURÉLIO LESSA (17100526)</text:span></text:p>
      <text:p text:style-name="P17"/>
      <text:p text:style-name="P17"/>
      <text:p text:style-name="P17"/>
      <text:p text:style-name="P17"/>
      <text:p text:style-name="P17"/>
      <text:p text:style-name="P17"/>
      <text:p text:style-name="P17"/>
      <text:p text:style-name="P7">FLORIANÓPOLIS, <text:span text:style-name="T1">19</text:span> DE <text:span text:style-name="T1">SETEMBRO</text:span> DE 201<text:span text:style-name="T1">9</text:span></text:p>
      <text:p text:style-name="P19"><text:soft-page-break/><text:tab/></text:p>
      <text:p text:style-name="P13">1. Introdução</text:p>
      <text:p text:style-name="P14"/>
      <text:p text:style-name="P1"><text:tab/><text:span text:style-name="T2">Par</text:span><text:span text:style-name="T3">a a realização do trabalho, </text:span><text:span text:style-name="T20">escolhemos Python como linguagem de programação para o desenvolvimento, por questão de afinidade dos membros da equipe com a mesma.</text:span><text:span text:style-name="T3"> </text:span></text:p>
      <text:p text:style-name="P1"><text:span text:style-name="T3"><text:tab/></text:span><text:span text:style-name="T20">O</text:span><text:span text:style-name="T3">ptamos por criar o Grafo como sendo uma </text:span><text:span text:style-name="T4">namedtuple</text:span><text:span text:style-name="T10">, uma espécie de estrutura em Python. </text:span><text:span text:style-name="T11">Como se pode observar na imagem abaixo, esta estrutura nomeada de </text:span><text:span text:style-name="T5">Graph</text:span><text:span text:style-name="T11">, tem como atributos: </text:span><text:span text:style-name="T5">num_vertices, conj_vertices, conj_arestas,</text:span><text:span text:style-name="T11"> que, respectivamente, representam o numero de vértices presente no Grafo, o conjunto de vértices, e o conjunto de arestas do mesmo.</text:span></text:p>
      <text:p text:style-name="P9"/>
      <text:p text:style-name="P2"><draw:frame draw:style-name="fr1" draw:name="Figura1" text:anchor-type="paragraph" svg:width="13.626cm" svg:height="1.085cm" draw:z-index="0"><draw:image xlink:href="Pictures/1000020100000203000000293696461B82CDFE11.png" xlink:type="simple" xlink:show="embed" xlink:actuate="onLoad" loext:mime-type="image/png"/></draw:frame></text:p>
      <text:p text:style-name="P3"/>
      <text:p text:style-name="P3"/>
      <text:p text:style-name="P3">2. Vértices</text:p>
      <text:p text:style-name="P3"/>
      <text:p text:style-name="P2"><text:tab/><text:span text:style-name="T21">Um vértice foi definido como uma tupla, onde o primeiro elemento indica o índice do vértice e o segundo elemento o seu rótulo. Na imagem abaixo, o vértice indica que seu índice é 1 e seu rótulo ‘Itajai’.</text:span></text:p>
      <text:p text:style-name="P12"><text:tab/></text:p>
      <text:p text:style-name="P12"><draw:frame draw:style-name="fr1" draw:name="Figura2" text:anchor-type="paragraph" svg:width="3.149cm" svg:height="0.476cm" draw:z-index="1"><draw:image xlink:href="Pictures/10000201000000770000001213A1927A6CCBEC33.png" xlink:type="simple" xlink:show="embed" xlink:actuate="onLoad" loext:mime-type="image/png"/></draw:frame><text:tab/></text:p>
      <text:p text:style-name="P12"><text:tab/></text:p>
      <text:p text:style-name="P2"><text:span text:style-name="T21"><text:tab/>Já o conjunto de vértices, é uma lista que tem como tamanho igual ao atributo </text:span><text:span text:style-name="T6">num_vertices. </text:span><text:span text:style-name="T12">Esta lista contém todos os vértices do Grafo lido, como por exemplo:</text:span></text:p>
      <text:p text:style-name="P10"/>
      <text:p text:style-name="P10"><draw:frame draw:style-name="fr2" draw:name="Figura3" text:anchor-type="paragraph" svg:width="17cm" svg:height="0.515cm" draw:z-index="2"><draw:image xlink:href="Pictures/10000201000003F500000015C80761D6E2C6A725.png" xlink:type="simple" xlink:show="embed" xlink:actuate="onLoad" loext:mime-type="image/png"/></draw:frame></text:p>
      <text:p text:style-name="P10"/>
      <text:p text:style-name="P4"><text:span text:style-name="T12">3. </text:span><text:span text:style-name="T9">Arestas</text:span></text:p>
      <text:p text:style-name="P10"/>
      <text:p text:style-name="P2"><text:span text:style-name="T12"><text:tab/></text:span><text:span text:style-name="T13">Decidimos criar uma lista bidimensional para o conjunto das arestas, onde </text:span><text:span text:style-name="T14">cada lista interna contém os vértices vizinhos de um determinado vértice. Ou seja, dado o exemplo dos vértices acima, a primeira posição da lista externa conterá todos os vértices com os quais o vértice (1, ‘Itajai”) se conecta, formando uma aresta. Optamos fazer assim, pois, quando for necessário receber os vértices vizinhos de </text:span><text:span text:style-name="T15">algum outro, acessamos a posição inicial da sua lista de vizinhos em O(1), e resgatamos todos os vértices vizinhos a ele em O(n), sendo n o número de vértices os quais se conectam com ele. Essa solução é vista com muito mais eficiência do que se tivéssemos criado uma lista com todas as arestas existentes no Grafo, pois para um Grafo com muitas arestas, levaria muito mais tempo para conseguir acessá-las.</text:span></text:p>
      <text:p text:style-name="P11"/>
      <text:p text:style-name="P11"><draw:frame draw:style-name="fr1" draw:name="Figura4" text:anchor-type="paragraph" svg:width="12.462cm" svg:height="0.582cm" draw:z-index="3"><draw:image xlink:href="Pictures/10000201000001D7000000160684660382D24119.png" xlink:type="simple" xlink:show="embed" xlink:actuate="onLoad" loext:mime-type="image/png"/></draw:frame></text:p>
      <text:p text:style-name="P11"/>
      <text:p text:style-name="P15"><text:span text:style-name="T15"><text:tab/></text:span><text:span text:style-name="T9">A imagem acima mostra a primeira posição da lista externa, representada pelo vértice (1, ‘Itajai’). A lista interna nessa posição, indica os vértices com os quais o vértice (1, ‘Itajai’) se conecta, formando uma aresta. Cada elemento que se conecta com o vértice mencionado é representado por uma tupla, onde na primeira posição </text:span><text:span text:style-name="T16">se encontra o vértice e na segunda o peso da aresta que conecta os dois vértices.</text:span></text:p>
      <text:p text:style-name="P20"><text:span text:style-name="T16">4. </text:span><text:span text:style-name="T9">Busca em largura</text:span></text:p>
      <text:p text:style-name="P16"><text:span text:style-name="T9"/></text:p>
      <text:p text:style-name="P16"><text:span text:style-name="T9"><text:tab/></text:span><text:span text:style-name="T17">Utilizamos 3 dicionários (estrutura de dados equivalente ao Hash Map em outras lnguaguens de programação). Um para vértices visitados, onde a chave é um vértice e o valor é boolean. Um segundo dicionário para </text:span><text:span text:style-name="T18">a distância do vértice inicial, onde o valor é um número float. E o terceiro sendo uma árvore de ancestrais.</text:span></text:p>
      <text:p text:style-name="P16"><text:span text:style-name="T18"><text:tab/>E além disso, foi usado uma fila para representar o vértice que chamamos de </text:span><text:span text:style-name="T7">u</text:span><text:span text:style-name="T18">, no loop do algoritmo.</text:span></text:p>
      <text:p text:style-name="P16"><text:span text:style-name="T9"><text:tab/></text:span></text:p>
      <text:p text:style-name="P16"><text:span text:style-name="T9">5. Ciclo euleriano</text:span></text:p>
      <text:p text:style-name="P16"><text:span text:style-name="T9"/></text:p>
      <text:p text:style-name="P16"><text:span text:style-name="T9"><text:tab/></text:span><text:span text:style-name="T19">Usamos conjunto, tupla e dicionário (ou Hash map). A tupla representa uma aresta, onde cada elemento desta é um vértice. O conjunto, contém todas as arestas. E o dicionário para atribuir quais arestas foram ou não visitadas. Se uma aresta tiver o valor </text:span><text:span text:style-name="T8">False</text:span><text:span text:style-name="T19">, quer dizer que ainda não foi visitada, caso tiver </text:span><text:span text:style-name="T8">True, </text:span><text:span text:style-name="T19">já foi.</text:span></text:p>
      <text:p text:style-name="P16"><text:span text:style-name="T9"/></text:p>
      <text:p text:style-name="P16"><text:span text:style-name="T9">6. Floyd-Warshall</text:span></text:p>
      <text:p text:style-name="P16"><text:span text:style-name="T9"/></text:p>
      <text:p text:style-name="P16"><text:span text:style-name="T9"><text:tab/></text:span><text:span text:style-name="T18">Neste algoritmo, utilizamos uma matriz bidimensional para representar as distâncias através de um número flo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Verdana, sans-serif"/>
    <style:font-face style:name="Lohit Devanagari1" svg:font-family="'Lohit Devanagari'"/>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1:58:26.109646683</meta:creation-date>
    <dc:date>2019-09-19T13:02:11.100215875</dc:date>
    <meta:editing-duration>PT5H6M59S</meta:editing-duration>
    <meta:editing-cycles>8</meta:editing-cycles>
    <meta:generator>LibreOffice/6.0.7.3$Linux_X86_64 LibreOffice_project/00m0$Build-3</meta:generator>
    <meta:document-statistic meta:table-count="0" meta:image-count="4" meta:object-count="0" meta:page-count="3" meta:paragraph-count="31" meta:word-count="552" meta:character-count="3401" meta:non-whitespace-character-count="2833"/>
  </office:meta>
</office:document-meta>
</file>